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SG3</text:p>
      <text:p text:style-name="Normal"><text:span text:style-name="T2">TEACHER:<text:s/></text:span>Hello and welcome to our restaurant. Do you have a reservation.</text:p>
      <text:p text:style-name="Normal"><text:span text:style-name="T3">STUDENT:<text:s/></text:span>Hello, I'm sorry, we don't have any reservation. Would it be possible to have a table by the<text:span text:style-name="T4"><text:s/></text:span>Window?</text:p>
      <text:p text:style-name="Normal"><text:span text:style-name="T5">TEACHER:<text:s/></text:span>Okay, for how many people?</text:p>
      <text:p text:style-name="Normal"><text:span text:style-name="T6">STUDENT:<text:s/></text:span>We are two people, please.</text:p>
      <text:p text:style-name="Normal"><text:span text:style-name="T7">TEACHER:<text:s/></text:span>Okay, follow me, please.</text:p>
      <text:p text:style-name="Normal"><text:span text:style-name="T8">STUDENT:<text:s/></text:span>Okay, thank you.</text:p>
      <text:p text:style-name="Normal"><text:span text:style-name="T9">TEACHER:<text:s/></text:span>Here we are, this is your table. Can I bring you something to drink?</text:p>
      <text:p text:style-name="Normal"><text:span text:style-name="T10">STUDENT:<text:s/></text:span>Oh yes, we would like to……… have still water and a glass of white wine, please, for beginning.</text:p>
      <text:p text:style-name="Normal"><text:span text:style-name="T11">TEACHER:<text:s/></text:span>Okay, as a white wine we have Sauvignon Blanc.</text:p>
      <text:p text:style-name="Normal"><text:span text:style-name="T12">STUDENT:<text:s/></text:span>Sauvignon Blanc, thank you very much.<text:s/></text:p>
      <text:p text:style-name="Normal"><text:span text:style-name="T13">TEACHER:<text:s/></text:span>Just one glass or two glasses?</text:p>
      <text:p text:style-name="Normal"><text:span text:style-name="T14">STUDENT:<text:s/></text:span>For the moment one glass.</text:p>
      <text:p text:style-name="Normal"><text:span text:style-name="T15">TEACHER:<text:s/></text:span>Okay, here is your water and here is your glass of wine.</text:p>
      <text:p text:style-name="Normal"><text:span text:style-name="T16">STUDENT:<text:s/></text:span>Mh, Thank you very much. Thank you. Can I have the menu, please?<text:s/></text:p>
      <text:p text:style-name="Normal"><text:span text:style-name="T17">TEACHER:<text:s/></text:span>Of course, here is your menu.</text:p>
      <text:p text:style-name="Normal"><text:span text:style-name="T18">STUDENT:<text:s/></text:span>Okay, thank you. I'm sorry, I forgot my glass. So, Okay... I'd like to have... Okay... Could you please tell me, what is<text:s/>the dish of the day?</text:p>
      <text:p text:style-name="Normal"><text:span text:style-name="T19">TEACHER:<text:s/></text:span>Okay, the dish of the day is, are actually two dishes of the day. One is lasagna with Bolognese sauce and mozzarella. And the other one is the same, is a lasagna, but with zucchini and provola cheese.</text:p>
      <text:p text:style-name="Normal"><text:span text:style-name="T20">STUDENT:<text:s/></text:span>Oh, thank you very much. Yes, I have a problem indeed with cheese. Okay. Are you... Could you mind if this... No. May we have the two dishes without... Without...</text:p>
      <text:p text:style-name="Normal"><text:span text:style-name="T21">TEACHER:<text:s/></text:span>Without cheese?</text:p>
      <text:p text:style-name="Normal"><text:span text:style-name="T22">STUDENT:<text:s/></text:span>Cheese!</text:p>
      <text:p text:style-name="Normal"><text:span text:style-name="T23">TEACHER:</text:span><text:s/>okay if you give me one second, I’m going to ask the chef and I’ll head right back</text:p>
      <text:p text:style-name="Normal"><text:span text:style-name="T24">STUDENT:</text:span><text:s/>okay thank you very much<text:s/></text:p>
      <text:p text:style-name="Normal"><text:span text:style-name="T25">TEACHER:<text:s/></text:span>the chef says he has no problem with that so, yes, you can have lasagna with zucchini without provola cheese<text:s/></text:p>
      <text:p text:style-name="Normal"><text:span text:style-name="T26">STUDENT:<text:s/></text:span>and the other dishes too no<text:s/></text:p>
      <text:p text:style-name="Normal"><text:span text:style-name="T27">TEACHER:<text:s/></text:span>sorry?</text:p>
      <text:soft-page-break/>
      <text:p text:style-name="Normal"><text:span text:style-name="T28">STUDENT:<text:s/></text:span>the two dishes of lasagna too is possible</text:p>
      <text:p text:style-name="Normal"><text:span text:style-name="T29">TEACHER:<text:s/></text:span>oh no no, because with lasagna with Bolognese sauce comes with parmesan cheese in the sauce.</text:p>
      <text:p text:style-name="Normal"><text:span text:style-name="T30">STUDENT: W,</text:span><text:s/>already. okay thank you very much so we, I think we would… have the lasagna with the zucchini and a<text:s/>vegetarian pizza.</text:p>
      <text:p text:style-name="Normal"><text:span text:style-name="T31">TEACHER:<text:s/></text:span>okay anything as a starter?</text:p>
      <text:p text:style-name="Normal"><text:span text:style-name="T32">STUDENT:<text:s/></text:span>let's have a look, a Caesar salad please what is the…. the dressing you… I don’t remember...</text:p>
      <text:p text:style-name="Normal"><text:span text:style-name="T33">TEACHER:<text:s/></text:span>It's just Caesar dressing; it's like mayo and a mix of vegetables. Caesar dressing.</text:p>
      <text:p text:style-name="Normal"><text:span text:style-name="T34">STUDENT:<text:s/></text:span>Ah, Caesar dressing.<text:s/></text:p>
      <text:p text:style-name="Normal"><text:span text:style-name="T35">TEACHER:<text:s/></text:span>Yes.It comes with mayo….</text:p>
      <text:p text:style-name="Normal"><text:span text:style-name="T36">STUDENT:</text:span>Ah, mayo. Okay, thank you Okay, okay. It would be a perfect Caesar salad. Okay. Thank you very much.</text:p>
      <text:p text:style-name="Normal"><text:span text:style-name="T37">TEACHER:<text:s/></text:span>So, yes. Is this it? Would you like to order anything like meat or fish courses.</text:p>
      <text:p text:style-name="Normal"><text:span text:style-name="T38">STUDENT:<text:s/></text:span>No, thank you. Not for the moment. Ehm. Probably later we will choose a dessert.<text:s/></text:p>
      <text:p text:style-name="Normal"><text:span text:style-name="T39">TEACHER:<text:s/></text:span>Cool!</text:p>
      <text:p text:style-name="Normal"><text:span text:style-name="T40">STUDENT:<text:s/></text:span>May we have the menu of the dessert? Just to have a...<text:s/></text:p>
      <text:p text:style-name="Normal"><text:span text:style-name="T41">TEACHER:<text:s/></text:span>Yes, here it is.<text:s/></text:p>
      <text:p text:style-name="Normal"><text:span text:style-name="T42">STUDENT:<text:s/></text:span>An idea.</text:p>
      <text:p text:style-name="Normal"><text:span text:style-name="T43">TEACHER:<text:s/></text:span>Yes, here it is. We have chocolate brownie, apple pie, cheesecake and ice cream sundae.</text:p>
      <text:p text:style-name="Normal"><text:span text:style-name="T44">STUDENT:<text:s/></text:span>Okay. An apple pie and a cheesecake.</text:p>
      <text:p text:style-name="Normal"><text:span text:style-name="T45">TEACHER:<text:s/></text:span>Okay. Very good. Okay. Here is your Caesar salad. so, you can start. Would you like anything else to drink?<text:s/></text:p>
      <text:p text:style-name="Normal"><text:span text:style-name="T46">STUDENT:<text:s/></text:span>No, may I have another glass of wine?<text:s/></text:p>
      <text:p text:style-name="Normal"><text:span text:style-name="T47">TEACHER: <text:s/></text:span>Sure, here's your second glass of wine.<text:s/></text:p>
      <text:p text:style-name="Normal"><text:span text:style-name="T48">STUDENT:<text:s/></text:span>Yes, and... Okay, it's good for the moment.<text:s/></text:p>
      <text:p text:style-name="Normal"><text:span text:style-name="T49">TEACHER: <text:s/></text:span>Cool.</text:p>
      <text:p text:style-name="Normal"><text:s/><text:span text:style-name="T50">STUDENT: <text:s/></text:span>It could be…. enough. I don't remember something. I don't have my glasses. What is in there.</text:p>
      <text:p text:style-name="Normal"><text:span text:style-name="T51">TEACHER:<text:s/></text:span>Okay, so is everything okay? Shall I proceed with the lasagna and then pizza?<text:s/></text:p>
      <text:p text:style-name="Normal"><text:span text:style-name="T52">STUDENT: <text:s/></text:span>Okay, thank you very much.<text:s/></text:p>
      <text:p text:style-name="Normal"><text:span text:style-name="T53">TEACHER:<text:s/></text:span>Okay, so here is your lasagna and here is your vegetarian pizza.</text:p>
      <text:p text:style-name="Normal"><text:span text:style-name="T54">STUDENT: <text:s/></text:span>Okay, thank you.<text:s/></text:p>
      <text:soft-page-break/>
      <text:p text:style-name="Normal"><text:span text:style-name="T55">TEACHER:<text:s/></text:span>Enjoy your meal.<text:s/></text:p>
      <text:p text:style-name="Normal"><text:span text:style-name="T56">STUDENT: <text:s/></text:span>Oh, thank you very much, that's so nice.<text:s/></text:p>
      <text:p text:style-name="Normal">Excuse me.<text:s/></text:p>
      <text:p text:style-name="Normal"><text:span text:style-name="T57">TEACHER:<text:s/></text:span>Yes.</text:p>
      <text:p text:style-name="Normal"><text:span text:style-name="T58">STUDENT: <text:s/></text:span>Could we have another glass of wine, please? Yes, of course. We would like to choose another type of...</text:p>
      <text:p text:style-name="Normal"><text:span text:style-name="T59">TEACHER:<text:s/></text:span>Okay, we only have two types of white wine. One is a Chardonnay, and one is a Sauvignon Blanc, the one you already had.</text:p>
      <text:p text:style-name="Normal"><text:span text:style-name="T60">STUDENT: <text:s/></text:span>Okay, a Chardonnay. We would like to taste the Chardonnay, too. Thank you very much.</text:p>
      <text:p text:style-name="Normal"><text:span text:style-name="T61">TEACHER:<text:s/></text:span>So just one glasses, one glass sorry.</text:p>
      <text:p text:style-name="Normal"><text:span text:style-name="T62">STUDENT: <text:s/></text:span>Yes, thank you. Just to taste.</text:p>
      <text:p text:style-name="Normal"><text:span text:style-name="T63">TEACHER:<text:s/></text:span>Here it<text:s/>is, your new glass of wine.</text:p>
      <text:p text:style-name="Normal"><text:span text:style-name="T64">STUDENT: <text:s/></text:span>Thank you very much…… Sorry.<text:s/></text:p>
      <text:p text:style-name="Normal"><text:span text:style-name="T65">TEACHER:<text:s/></text:span>Yes.<text:s/></text:p>
      <text:p text:style-name="Normal"><text:span text:style-name="T66">STUDENT: <text:s/></text:span>Excuse me. Can we have the bill? Could we...<text:s/></text:p>
      <text:p text:style-name="Normal"><text:span text:style-name="T67">TEACHER:<text:s/></text:span>Of course.<text:s/></text:p>
      <text:p text:style-name="Normal"><text:span text:style-name="T68">STUDENT: <text:s/></text:span>Is it possible to pay by card.</text:p>
      <text:p text:style-name="Normal"><text:span text:style-name="T69">TEACHER:<text:s/></text:span>Of course it is.</text:p>
      <text:p text:style-name="Normal"><text:span text:style-name="T70">STUDENT: <text:s/></text:span>Okay, thank you very much. Here we are. This is the card.</text:p>
      <text:p text:style-name="Normal"><text:span text:style-name="T71">TEACHER:<text:s/></text:span>You can tap on it. Okay.</text:p>
      <text:p text:style-name="Normal"><text:span text:style-name="T72">STUDENT: <text:s/></text:span>Here we are.</text:p>
      <text:p text:style-name="Normal"><text:span text:style-name="T73">TEACHER:<text:s/></text:span>So, it was £35.05. Would you like the receipt?</text:p>
      <text:p text:style-name="Normal"><text:span text:style-name="T74">STUDENT: <text:s/></text:span>Okay, thank you.</text:p>
      <text:p text:style-name="Normal"><text:span text:style-name="T75">TEACHER:<text:s/></text:span>Okay, here's your receipt.<text:s/></text:p>
      <text:p text:style-name="Normal"><text:span text:style-name="T76">STUDENT: <text:s/></text:span>Thank you.<text:s/></text:p>
      <text:p text:style-name="Normal"><text:span text:style-name="T77">TEACHER:<text:s/></text:span>Thank you very much. I hope you enjoyed your meal.</text:p>
      <text:p text:style-name="Normal"><text:span text:style-name="T78">STUDENT: <text:s/></text:span>We are very happy. Today’s my birthday, you know…</text:p>
      <text:p text:style-name="Normal"><text:span text:style-name="T79">TEACHER:<text:s/></text:span>Aww, Happy birthday!</text:p>
      <text:p text:style-name="Normal"><text:span text:style-name="T80">STUDENT: <text:s/></text:span>Thank you very much! the meal was wonderful</text:p>
      <text:p text:style-name="Normal"><text:span text:style-name="T81">TEACHER:<text:s/></text:span>So, hope to see you soon. Thank you very much</text:p>
      <text:p text:style-name="Normal"><text:span text:style-name="T82">STUDENT: <text:s/></text:span>Thank you.<text:s/></text:p>
      <text:p text:style-name="Normal"><text:span text:style-name="T83">TEACHER:<text:s/></text:span>Okay. Bye.</text:p>
      <text:soft-page-break/>
      <text:p text:style-name="Normal"><text:span text:style-name="T84">STUDENT: <text:s/></text:span>By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26T14:37:00Z</meta:creation-date>
    <dc:date>2025-12-24T10:03:00Z</dc:date>
    <meta:template xlink:href="Normal" xlink:type="simple"/>
    <meta:editing-cycles>3</meta:editing-cycles>
    <meta:editing-duration>PT3000S</meta:editing-duration>
    <meta:document-statistic meta:page-count="4" meta:paragraph-count="9" meta:word-count="723" meta:character-count="4841" meta:row-count="34" meta:non-whitespace-character-count="4127"/>
  </office:meta>
</office:document-meta>
</file>